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  <style:paragraph-properties style:writing-mode="lr-tb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  <style:paragraph-properties style:writing-mode="lr-tb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  <style:paragraph-properties style:writing-mode="lr-tb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  <style:paragraph-properties style:writing-mode="lr-tb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  <style:paragraph-properties style:writing-mode="lr-tb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866cm" fo:padding-top="0.137cm" fo:padding-bottom="0.137cm" fo:padding-left="0.262cm" fo:padding-right="0.2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658cm"/>
      <style:paragraph-properties style:writing-mode="lr-tb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  <style:paragraph-properties style:writing-mode="lr-tb"/>
    </style:style>
    <style:style style:name="gr36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8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  <style:paragraph-properties style:writing-mode="lr-tb"/>
    </style:style>
    <style:style style:name="gr39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0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  <style:paragraph-properties style:writing-mode="lr-tb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  <style:paragraph-properties style:writing-mode="lr-tb"/>
    </style:style>
    <style:style style:name="gr4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0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7cm"/>
      <style:paragraph-properties style:writing-mode="lr-tb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fe7f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cfe7f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693cm" svg:y1="9.364cm" svg:x2="15.932cm" svg:y2="6.717cm" svg:d="M15693 9364l239-2647" svg:viewBox="0 0 240 2648">
          <text:p/>
        </draw:connector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1-10-22">Oct 22, 2021</text:date></text:span><text:span text:style-name="T1"><text:s/>- micemn.n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</text:span><text:span text:style-name="T2">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7" draw:layer="layout" svg:width="3.101cm" svg:height="1.039cm" svg:x="11.022cm" svg:y="16.08cm">
          <draw:text-box>
            <text:p text:style-name="P6"><text:span text:style-name="T2">Juniper </text:span><text:span text:style-name="T2">Stacking</text:span></text:p>
            <text:p text:style-name="P6"><text:span text:style-name="T2">Cables</text:span></text:p>
          </draw:text-box>
        </draw:frame>
        <draw:custom-shape draw:style-name="gr9" draw:text-style-name="P8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1.382cm">
          <draw:text-box>
            <text:p text:style-name="P6"><text:span text:style-name="T2">Route Server #2</text:span></text:p>
          </draw:text-box>
        </draw:frame>
        <draw:custom-shape draw:style-name="gr9" draw:text-style-name="P8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3.101cm" svg:height="0.645cm" svg:x="20.092cm" svg:y="13.489cm">
          <draw:text-box>
            <text:p text:style-name="P6"><text:span text:style-name="T2">Route Server 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6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658cm" svg:height="0.963cm" svg:x="8.636cm" svg:y="8.066cm">
          <draw:text-box>
            <text:p text:style-name="P6"><text:span text:style-name="T3">E4</text:span><text:span text:style-name="T3">/4</text:span><text:span text:style-name="T3">8</text:span></text:p>
            <text:p text:style-name="P6"><text:span text:style-name="T3">E5</text:span><text:span text:style-name="T3">/4</text:span><text:span text:style-name="T3">8</text:span></text:p>
          </draw:text-box>
        </draw:frame>
        <draw:frame draw:style-name="gr15" draw:text-style-name="P7" draw:layer="layout" svg:width="1.836cm" svg:height="0.607cm" svg:x="6.799cm" svg:y="8.369cm">
          <draw:text-box>
            <text:p text:style-name="P6"><text:span text:style-name="T3">E4</text:span><text:span text:style-name="T3">/3</text:span><text:span text:style-name="T3">7</text:span></text:p>
          </draw:text-box>
        </draw:frame>
        <draw:frame draw:style-name="gr16" draw:text-style-name="P7" draw:layer="layout" svg:width="1.069cm" svg:height="0.607cm" svg:x="8.601cm" svg:y="5.941cm">
          <draw:text-box>
            <text:p text:style-name="P6"><text:span text:style-name="T3">Po9</text:span></text:p>
          </draw:text-box>
        </draw:frame>
        <draw:frame draw:style-name="gr17" draw:text-style-name="P7" draw:layer="layout" svg:width="1.675cm" svg:height="0.607cm" svg:x="19.467cm" svg:y="10.119cm">
          <draw:text-box>
            <text:p text:style-name="P6"><text:span text:style-name="T3">E4/1</text:span></text:p>
          </draw:text-box>
        </draw:frame>
        <draw:frame draw:style-name="gr18" draw:text-style-name="P7" draw:layer="layout" svg:width="1.852cm" svg:height="0.607cm" svg:x="19.466cm" svg:y="14.818cm">
          <draw:text-box>
            <text:p text:style-name="P6"><text:span text:style-name="T3">ge-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7" draw:layer="layout" svg:width="1.035cm" svg:height="0.607cm" svg:x="16.02cm" svg:y="12.985cm">
          <draw:text-box>
            <text:p text:style-name="P6"><text:span text:style-name="T3">ae0</text:span></text:p>
          </draw:text-box>
        </draw:frame>
        <draw:frame draw:style-name="gr21" draw:text-style-name="P10" draw:layer="layout" svg:width="1.836cm" svg:height="0.963cm" svg:x="15.7cm" svg:y="10.119cm">
          <draw:text-box>
            <text:p text:style-name="P9"><text:span text:style-name="T3">E4/47</text:span></text:p>
            <text:p text:style-name="P9"><text:span text:style-name="T3">E5/47</text:span></text:p>
          </draw:text-box>
        </draw:frame>
        <draw:frame draw:style-name="gr14" draw:text-style-name="P7" draw:layer="layout" svg:width="1.658cm" svg:height="0.963cm" svg:x="15.366cm" svg:y="14.519cm">
          <draw:text-box>
            <text:p text:style-name="P6"><text:span text:style-name="T3">xe-0/1/0</text:span></text:p>
            <text:p text:style-name="P6"><text:span text:style-name="T3">xe-0/1/2</text:span></text:p>
          </draw:text-box>
        </draw:frame>
        <draw:custom-shape draw:style-name="gr22" draw:text-style-name="P8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852cm" svg:height="0.607cm" svg:x="19.466cm" svg:y="16.57cm">
          <draw:text-box>
            <text:p text:style-name="P6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7" draw:layer="layout" svg:width="3.855cm" svg:height="0.645cm" svg:x="0.936cm" svg:y="9.23cm">
          <draw:text-box>
            <text:p text:style-name="P6"><text:span text:style-name="T2">core-</text:span><text:span text:style-name="T2">sw0.</text:span><text:span text:style-name="T2">mice</text:span><text:span text:style-name="T2">mn.n</text:span><text:span text:style-name="T2">et</text:span></text:p>
          </draw:text-box>
        </draw:frame>
        <draw:frame draw:style-name="gr24" draw:text-style-name="P7" draw:layer="layout" svg:width="3.855cm" svg:height="0.645cm" svg:x="0.937cm" svg:y="15.692cm">
          <draw:text-box>
            <text:p text:style-name="P6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6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</text:span><text:span text:style-name="T2">er </text:span><text:span text:style-name="T2">EX42</text:span><text:span text:style-name="T2">00</text:span></text:p>
          <text:p text:style-name="P4"><text:span text:style-name="T2">24 </text:span><text:span text:style-name="T2">1G </text:span><text:span text:style-name="T2">copp</text:span><text:span text:style-name="T2">er </text:span><text:span text:style-name="T2">ports</text:span></text:p>
          <text:p text:style-name="P4"><text:span text:style-name="T2">+ </text:span><text:span text:style-name="T2">expa</text:span><text:span text:style-name="T2">nsion </text:span><text:span text:style-name="T2">modu</text:span><text:span text:style-name="T2">le w/ </text:span><text:span text:style-name="T2">2 </text:span><text:span text:style-name="T2">SFP+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1.247cm" svg:height="0.607cm" svg:x="14.192cm" svg:y="7.887cm">
          <draw:text-box>
            <text:p text:style-name="P6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2.002cm" svg:y="5.942cm">
          <draw:text-box>
            <text:p text:style-name="P6"><text:span text:style-name="T3">Po2</text:span><text:span text:style-name="T3">2</text:span></text:p>
          </draw:text-box>
        </draw:frame>
        <draw:custom-shape draw:style-name="gr13" draw:text-style-name="P1" draw:layer="layout" svg:width="1.089cm" svg:height="0.381cm" svg:x="15.1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ustom-shape draw:style-name="gr27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302cm" svg:height="0.838cm" svg:x="1.397cm" svg:y="1.302cm">
          <text:p text:style-name="P4"><text:span text:style-name="T2">Mankato </text:span><text:span text:style-name="T2">Networks</text:span></text:p>
          <text:p text:style-name="P4"><text:span text:style-name="T2">Juniper </text:span><text:span text:style-name="T2">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39cm" svg:height="0.838cm" svg:x="10.405cm" svg:y="1.302cm">
          <text:p text:style-name="P4"><text:span text:style-name="T2">CNS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262cm" svg:height="0.607cm" svg:x="14.378cm" svg:y="7.188cm">
          <draw:text-box>
            <text:p text:style-name="P6"><text:span text:style-name="T3">Po2</text:span></text:p>
          </draw:text-box>
        </draw:frame>
        <draw:frame draw:style-name="gr31" draw:text-style-name="P7" draw:layer="layout" svg:width="1.603cm" svg:height="0.963cm" svg:x="12.176cm" svg:y="7.359cm">
          <draw:text-box>
            <text:p text:style-name="P11"><text:span text:style-name="T3">E3/7/</text:span><text:span text:style-name="T3">1</text:span><text:span text:style-name="T3"><text:line-break/></text:span><text:span text:style-name="T3">E3/21</text:span><text:span text:style-name="T3">/1</text:span></text:p>
          </draw:text-box>
        </draw:frame>
        <draw:custom-shape draw:style-name="gr12" draw:text-style-name="P6" xml:id="id18" draw:id="id18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158cm" svg:height="0.611cm" svg:x="18.145cm" svg:y="5.572cm">
          <draw:text-box>
            <text:p text:style-name="P6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4" draw:start-glue-point="4" draw:end-shape="id1" draw:end-glue-point="6" svg:d="M19491 9356l2421-7634" svg:viewBox="0 0 2422 7635">
          <text:p/>
        </draw:connector>
        <draw:custom-shape draw:style-name="gr12" draw:text-style-name="P6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392cm" svg:y="6.481cm">
          <draw:text-box>
            <text:p text:style-name="P6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4" draw:id="id14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20.593cm" svg:y="5.682cm">
          <draw:text-box>
            <text:p text:style-name="P6"><text:span text:style-name="T3">ae0</text:span></text:p>
          </draw:text-box>
        </draw:frame>
        <draw:frame draw:style-name="gr21" draw:text-style-name="P7" draw:layer="layout" svg:width="1.836cm" svg:height="0.963cm" svg:x="19.789cm" svg:y="2.546cm">
          <draw:text-box>
            <text:p text:style-name="P6"><text:span text:style-name="T3">xe-0/0/30</text:span><text:span text:style-name="T3"><text:line-break/></text:span><text:span text:style-name="T3">xe-0/0/31</text:span></text:p>
          </draw:text-box>
        </draw:frame>
        <draw:custom-shape draw:style-name="gr12" draw:text-style-name="P6" xml:id="id15" draw:id="id15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24.534cm" svg:y1="5.248cm" svg:x2="22.547cm" svg:y2="1.722cm" draw:start-shape="id15" draw:start-glue-point="5" draw:end-shape="id1" draw:end-glue-point="10" svg:d="M24534 5248l-1987-3526" svg:viewBox="0 0 1988 3527">
          <text:p/>
        </draw:connector>
        <draw:custom-shape draw:style-name="gr34" draw:text-style-name="P5" draw:layer="layout" svg:width="4.064cm" svg:height="0.838cm" svg:x="22.663cm" svg:y="4.76cm">
          <text:p text:style-name="P4"><text:span text:style-name="T2">Compu</text:span><text:span text:style-name="T2">dyne </text:span><text:span text:style-name="T2">Duluth</text:span><text:span text:style-name="T2"><text:line-break/></text:span><text:span text:style-name="T2">Juniper </text:span><text:span text:style-name="T2">EX455</text:span><text:span text:style-name="T2">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1.836cm" svg:height="0.612cm" svg:x="23.389cm" svg:y="2.547cm">
          <draw:text-box>
            <text:p text:style-name="P6"><text:span text:style-name="T3">xe-0/0/29</text:span></text:p>
          </draw:text-box>
        </draw:frame>
        <draw:frame draw:style-name="gr14" draw:text-style-name="P7" draw:layer="layout" svg:width="1.658cm" svg:height="0.963cm" svg:x="18.436cm" svg:y="8.067cm">
          <draw:text-box>
            <text:p text:style-name="P6"><text:span text:style-name="T3">E4/34</text:span></text:p>
            <text:p text:style-name="P6"><text:span text:style-name="T3">E5/34</text:span></text:p>
          </draw:text-box>
        </draw:frame>
        <draw:frame draw:style-name="gr35" draw:text-style-name="P7" draw:layer="layout" svg:width="1.836cm" svg:height="0.612cm" svg:x="23.989cm" svg:y="4.147cm">
          <draw:text-box>
            <text:p text:style-name="P6"><text:span text:style-name="T3">xe-0/0/31</text:span></text:p>
          </draw:text-box>
        </draw:frame>
        <draw:custom-shape draw:style-name="gr34" draw:text-style-name="P5" draw:layer="layout" svg:width="4.064cm" svg:height="0.838cm" svg:x="20.197cm" svg:y="1.302cm">
          <text:p text:style-name="P4"><text:span text:style-name="T2">Co</text:span><text:span text:style-name="T2">mpu</text:span><text:span text:style-name="T2">dyn</text:span><text:span text:style-name="T2">e </text:span><text:span text:style-name="T2">511</text:span></text:p>
          <text:p text:style-name="P4"><text:span text:style-name="T2">Juni</text:span><text:span text:style-name="T2">per </text:span><text:span text:style-name="T2">EX4</text:span><text:span text:style-name="T2">550-</text:span><text:span text:style-name="T2">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6" draw:id="id16" draw:layer="layout" svg:width="0.635cm" svg:height="0.381cm" svg:x="16.3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906cm" svg:y1="3.993cm" svg:x2="16.679cm" svg:y2="6.389cm" draw:start-shape="id16" draw:start-glue-point="9" svg:d="M16906 3993l-227 2396" svg:viewBox="0 0 228 2397">
          <text:p/>
        </draw:connector>
        <draw:custom-shape draw:style-name="gr12" draw:text-style-name="P6" draw:layer="layout" svg:width="0.635cm" svg:height="0.381cm" svg:x="16.0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6.682cm" svg:y1="4.048cm" svg:x2="16.455cm" svg:y2="6.334cm" draw:start-shape="id16" draw:start-glue-point="8" svg:d="M16682 4048l-227 2286" svg:viewBox="0 0 228 2287">
          <text:p/>
        </draw:connector>
        <draw:connector draw:style-name="gr36" draw:text-style-name="P1" draw:layer="layout" draw:type="line" svg:x1="16.457cm" svg:y1="3.993cm" svg:x2="16.23cm" svg:y2="6.389cm" draw:start-shape="id16" draw:start-glue-point="7" svg:d="M16457 3993l-227 2396" svg:viewBox="0 0 228 2397">
          <text:p/>
        </draw:connector>
        <draw:custom-shape draw:style-name="gr13" draw:text-style-name="P1" draw:layer="layout" svg:width="1.089cm" svg:height="0.381cm" svg:x="16.1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.069cm" svg:height="0.607cm" svg:x="16.904cm" svg:y="4.98cm">
          <draw:text-box>
            <text:p text:style-name="P6"><text:span text:style-name="T3">Po1</text:span></text:p>
          </draw:text-box>
        </draw:frame>
        <draw:frame draw:style-name="gr16" draw:text-style-name="P7" draw:layer="layout" svg:width="1.069cm" svg:height="0.607cm" svg:x="16.905cm" svg:y="5.581cm">
          <draw:text-box>
            <text:p text:style-name="P6"><text:span text:style-name="T3">Po1</text:span></text:p>
          </draw:text-box>
        </draw:frame>
        <draw:frame draw:style-name="gr37" draw:text-style-name="P7" draw:layer="layout" svg:width="1.336cm" svg:height="1.675cm" svg:x="14.901cm" svg:y="4.517cm">
          <draw:text-box>
            <text:p text:style-name="P6"><text:span text:style-name="T3">E26/1</text:span></text:p>
            <text:p text:style-name="P6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7" draw:text-style-name="P7" draw:layer="layout" svg:width="1.336cm" svg:height="1.675cm" svg:x="17.099cm" svg:y="3.291cm">
          <draw:text-box>
            <text:p text:style-name="P6"><text:span text:style-name="T3">E52/1</text:span></text:p>
            <text:p text:style-name="P6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38" draw:text-style-name="P7" draw:layer="layout" svg:width="3.302cm" svg:height="2.384cm" svg:x="1.254cm" svg:y="3.772cm">
          <draw:text-box>
            <text:p text:style-name="P6">Remote</text:p>
            <text:p text:style-name="P2">Switches:</text:p>
          </draw:text-box>
        </draw:frame>
        <draw:connector draw:style-name="gr39" draw:text-style-name="P1" draw:layer="layout" draw:type="line" svg:x1="2.202cm" svg:y1="19.95cm" svg:x2="3.726cm" svg:y2="19.95cm" svg:d="M2202 19950h1524" svg:viewBox="0 0 1525 1">
          <text:p/>
        </draw:connector>
        <draw:connector draw:style-name="gr40" draw:text-style-name="P1" draw:layer="layout" draw:type="line" svg:x1="2.202cm" svg:y1="20.304cm" svg:x2="3.726cm" svg:y2="20.304cm" svg:d="M2202 20304h1524" svg:viewBox="0 0 1525 1">
          <text:p/>
        </draw:connector>
        <draw:connector draw:style-name="gr41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2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3" draw:text-style-name="P7" draw:layer="layout" svg:width="1.222cm" svg:height="0.607cm" svg:x="15.859cm" svg:y="12.176cm">
          <draw:text-box>
            <text:p text:style-name="P6"><text:span text:style-name="T3">Po11</text:span></text:p>
          </draw:text-box>
        </draw:frame>
        <draw:custom-shape draw:style-name="gr12" draw:text-style-name="P6" xml:id="id17" draw:id="id17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7" draw:start-glue-point="8" draw:end-shape="id11" draw:end-glue-point="6" svg:d="M7730 1912l4543 7641" svg:viewBox="0 0 4544 7642">
          <text:p/>
        </draw:connector>
        <draw:custom-shape draw:style-name="gr44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7" draw:layer="layout" svg:width="1.603cm" svg:height="0.607cm" svg:x="10.277cm" svg:y="8.36cm">
          <draw:text-box>
            <text:p text:style-name="P6"><text:span text:style-name="T3">E3/22/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1.247cm" svg:height="0.607cm" svg:x="10.317cm" svg:y="5.891cm">
          <draw:text-box>
            <text:p text:style-name="P6"><text:span text:style-name="T3">Po37</text:span></text:p>
          </draw:text-box>
        </draw:frame>
        <draw:frame draw:style-name="gr47" draw:text-style-name="P7" draw:layer="layout" svg:width="1.425cm" svg:height="0.963cm" svg:x="11.16cm" svg:y="2.425cm">
          <draw:text-box>
            <text:p text:style-name="P6"><text:span text:style-name="T3">E1/49</text:span><text:span text:style-name="T3"><text:line-break/></text:span><text:span text:style-name="T3">E1/53</text:span></text:p>
          </draw:text-box>
        </draw:frame>
        <draw:frame draw:style-name="gr16" draw:text-style-name="P7" draw:layer="layout" svg:width="1.069cm" svg:height="0.607cm" svg:x="9.918cm" svg:y="5.192cm">
          <draw:text-box>
            <text:p text:style-name="P6"><text:span text:style-name="T3">ae5</text:span></text:p>
          </draw:text-box>
        </draw:frame>
        <draw:frame draw:style-name="gr48" draw:text-style-name="P7" draw:layer="layout" svg:width="1.764cm" svg:height="0.607cm" svg:x="8.078cm" svg:y="2.161cm">
          <draw:text-box>
            <text:p text:style-name="P6"><text:span text:style-name="T3">et-0/0/23</text:span></text:p>
          </draw:text-box>
        </draw:frame>
        <draw:frame draw:style-name="gr49" draw:text-style-name="P10" draw:layer="layout" svg:width="2.703cm" svg:height="0.963cm" svg:x="15.632cm" svg:y="8.058cm">
          <draw:text-box>
            <text:p text:style-name="P9"><text:span text:style-name="T3">E3/6/1,</text:span><text:span text:style-name="T3"><text:line-break/></text:span><text:span text:style-name="T3">E6/6/1, E6/13/1</text:span></text:p>
          </draw:text-box>
        </draw:frame>
        <draw:frame draw:style-name="gr50" draw:text-style-name="P3" draw:layer="layout" svg:width="2.437cm" svg:height="0.963cm" svg:x="15.786cm" svg:y="6.969cm">
          <draw:text-box>
            <text:p text:style-name="P2"><text:span text:style-name="T3">E29/1, E28/1,</text:span><text:span text:style-name="T3"><text:line-break/></text:span><text:span text:style-name="T3">E27/1 </text:span></text:p>
          </draw:text-box>
        </draw:frame>
        <draw:connector draw:style-name="gr11" draw:text-style-name="P1" draw:layer="layout" draw:type="line" svg:x1="19.552cm" svg:y1="1.912cm" svg:x2="18.082cm" svg:y2="6.334cm" draw:start-shape="id18" draw:start-glue-point="8" draw:end-shape="id19" draw:end-glue-point="4" svg:d="M19552 1912l-1470 4422" svg:viewBox="0 0 1471 4423">
          <text:p/>
        </draw:connector>
        <draw:custom-shape draw:style-name="gr51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9" draw:id="id19" draw:layer="layout" svg:width="0.635cm" svg:height="0.381cm" svg:x="17.764cm" svg:y="6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17.107cm" svg:y1="3.993cm" svg:x2="16.88cm" svg:y2="6.389cm" svg:d="M17107 3993l-227 2396" svg:viewBox="0 0 228 2397">
          <text:p/>
        </draw:connector>
        <draw:custom-shape draw:style-name="gr34" draw:text-style-name="P5" draw:layer="layout" svg:width="4.064cm" svg:height="0.838cm" svg:x="13.197cm" svg:y="3.4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0-14T10:17:46.094000000</meta:creation-date>
    <dc:date>2021-10-22T23:46:09.761478037</dc:date>
    <meta:editing-duration>PT5H42M49S</meta:editing-duration>
    <meta:editing-cycles>148</meta:editing-cycles>
    <meta:generator>LibreOffice/6.4.7.2$Linux_X86_64 LibreOffice_project/40$Build-2</meta:generator>
    <meta:document-statistic meta:object-count="106"/>
  </office:meta>
</office:document-meta>
</file>